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9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5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57cm"/>
    </style:style>
    <style:style style:name="gr10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2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77cm"/>
    </style:style>
    <style:style style:name="gr14" style:family="graphic" style:parent-style-name="standard">
      <style:graphic-properties draw:stroke="none" draw:fill="none" fo:min-height="0.434cm"/>
    </style:style>
    <style:style style:name="gr15" style:family="graphic" style:parent-style-name="standard">
      <style:graphic-properties draw:stroke="none" draw:fill="none" fo:min-height="0.865cm"/>
    </style:style>
    <style:style style:name="P1" style:family="paragraph">
      <style:paragraph-properties fo:text-align="center"/>
    </style:style>
    <style:style style:name="P2" style:family="paragraph">
      <style:text-properties fo:color="#333333"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color="#333333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31cm" svg:y1="1.996cm" svg:x2="4.831cm" svg:y2="9.108cm">
          <text:p/>
        </draw:line>
        <draw:line draw:style-name="gr1" draw:text-style-name="P1" draw:layer="layout" svg:x1="7.477cm" svg:y1="1.889cm" svg:x2="7.477cm" svg:y2="9.001cm">
          <text:p/>
        </draw:line>
        <draw:line draw:style-name="gr1" draw:text-style-name="P1" draw:layer="layout" svg:x1="9.763cm" svg:y1="2.143cm" svg:x2="9.763cm" svg:y2="9.255cm">
          <text:p/>
        </draw:line>
        <draw:frame draw:style-name="gr2" draw:text-style-name="P2" draw:layer="layout" svg:width="3.732cm" svg:height="1.039cm" svg:x="1.55cm" svg:y="9.088cm">
          <draw:text-box>
            <text:p><text:span text:style-name="T1">Temperature Sensor</text:span></text:p>
          </draw:text-box>
        </draw:frame>
        <draw:frame draw:style-name="gr3" draw:text-style-name="P3" draw:layer="layout" svg:width="2.483cm" svg:height="1.039cm" svg:x="4.126cm" svg:y="9.085cm">
          <draw:text-box>
            <text:p><text:span text:style-name="T2">Door </text:span></text:p>
            <text:p><text:span text:style-name="T2">Sensor</text:span></text:p>
          </draw:text-box>
        </draw:frame>
        <draw:frame draw:style-name="gr4" draw:text-style-name="P3" draw:layer="layout" svg:width="2.771cm" svg:height="1.039cm" svg:x="6.863cm" svg:y="9.108cm">
          <draw:text-box>
            <text:p><text:span text:style-name="T2">Motion </text:span></text:p>
            <text:p><text:span text:style-name="T2">Sensor</text:span></text:p>
          </draw:text-box>
        </draw:frame>
        <draw:frame draw:style-name="gr5" draw:layer="layout" svg:width="0.68cm" svg:height="0.962cm" svg:x="12.07cm" svg:y="9.362cm">
          <draw:text-box>
            <text:p><text:s/></text:p>
          </draw:text-box>
        </draw:frame>
        <draw:frame draw:style-name="gr6" draw:text-style-name="P3" draw:layer="layout" svg:width="2.771cm" svg:height="0.645cm" svg:x="8.897cm" svg:y="9.372cm">
          <draw:text-box>
            <text:p><text:span text:style-name="T2">Gateway</text:span></text:p>
          </draw:text-box>
        </draw:frame>
        <draw:frame draw:style-name="gr6" draw:text-style-name="P3" draw:layer="layout" svg:width="2.771cm" svg:height="0.645cm" svg:x="14.104cm" svg:y="9.382cm">
          <draw:text-box>
            <text:p><text:span text:style-name="T2">Smart Heater</text:span></text:p>
          </draw:text-box>
        </draw:frame>
        <draw:line draw:style-name="gr1" draw:text-style-name="P1" draw:layer="layout" svg:x1="18.399cm" svg:y1="2.143cm" svg:x2="18.399cm" svg:y2="9.255cm">
          <text:p/>
        </draw:line>
        <draw:line draw:style-name="gr1" draw:text-style-name="P1" draw:layer="layout" svg:x1="2.545cm" svg:y1="1.996cm" svg:x2="2.545cm" svg:y2="9.108cm">
          <text:p/>
        </draw:line>
        <draw:frame draw:style-name="gr7" draw:text-style-name="P3" draw:layer="layout" svg:width="2.483cm" svg:height="0.645cm" svg:x="11.471cm" svg:y="9.382cm">
          <draw:text-box>
            <text:p><text:span text:style-name="T2">Smart Bulb</text:span></text:p>
          </draw:text-box>
        </draw:frame>
        <draw:line draw:style-name="gr1" draw:text-style-name="P1" draw:layer="layout" svg:x1="12.222cm" svg:y1="2.224cm" svg:x2="12.222cm" svg:y2="9.336cm">
          <text:p/>
        </draw:line>
        <draw:line draw:style-name="gr1" draw:text-style-name="P1" draw:layer="layout" svg:x1="14.89cm" svg:y1="2.081cm" svg:x2="14.89cm" svg:y2="9.193cm">
          <text:p/>
        </draw:line>
        <draw:frame draw:style-name="gr8" draw:text-style-name="P4" draw:layer="layout" svg:width="4.075cm" svg:height="0.721cm" svg:x="16.356cm" svg:y="9.128cm">
          <draw:text-box>
            <text:p><text:span text:style-name="T3">Backend Database</text:span></text:p>
          </draw:text-box>
        </draw:frame>
        <draw:frame draw:style-name="gr9" draw:text-style-name="P5" draw:layer="layout" svg:width="2.657cm" svg:height="1.115cm" svg:x="8.757cm" svg:y="1.155cm">
          <draw:text-box>
            <text:p><text:span text:style-name="T4">Leader won</text:span></text:p>
            <text:p><text:span text:style-name="T4">Election</text:span></text:p>
          </draw:text-box>
        </draw:frame>
        <draw:line draw:style-name="gr10" draw:text-style-name="P1" draw:layer="layout" svg:x1="9.763cm" svg:y1="2.524cm" svg:x2="2.651cm" svg:y2="3.159cm">
          <text:p/>
        </draw:line>
        <draw:frame draw:style-name="gr11" draw:text-style-name="P6" draw:layer="layout" svg:width="3.457cm" svg:height="0.683cm" svg:x="4.556cm" svg:y="2.222cm">
          <draw:text-box>
            <text:p><text:span text:style-name="T5">Broadcast Result</text:span></text:p>
          </draw:text-box>
        </draw:frame>
        <draw:line draw:style-name="gr10" draw:text-style-name="P1" draw:layer="layout" svg:x1="9.763cm" svg:y1="2.651cm" svg:x2="4.81cm" svg:y2="3.54cm">
          <text:p/>
        </draw:line>
        <draw:line draw:style-name="gr10" draw:text-style-name="P1" draw:layer="layout" svg:x1="9.763cm" svg:y1="2.778cm" svg:x2="7.477cm" svg:y2="3.667cm">
          <text:p/>
        </draw:line>
        <draw:line draw:style-name="gr12" draw:text-style-name="P1" draw:layer="layout" svg:x1="9.763cm" svg:y1="2.905cm" svg:x2="18.399cm" svg:y2="3.667cm">
          <text:p text:style-name="P1"><text:span text:style-name="T5"><text:s text:c="42"/></text:span><text:span text:style-name="T5">Broadcast Result</text:span></text:p>
          <text:p text:style-name="P1"/>
        </draw:line>
        <draw:line draw:style-name="gr12" draw:text-style-name="P7" draw:layer="layout" svg:x1="9.763cm" svg:y1="3.032cm" svg:x2="14.843cm" svg:y2="4.048cm">
          <text:p text:style-name="P1"><text:span text:style-name="T5">Broadcast Result</text:span></text:p>
          <text:p text:style-name="P1"><text:span text:style-name="T5"/></text:p>
        </draw:line>
        <draw:line draw:style-name="gr10" draw:text-style-name="P1" draw:layer="layout" svg:x1="9.763cm" svg:y1="3.159cm" svg:x2="12.303cm" svg:y2="4.175cm">
          <text:p/>
        </draw:line>
        <draw:line draw:style-name="gr10" draw:text-style-name="P1" draw:layer="layout" svg:x1="2.397cm" svg:y1="4.556cm" svg:x2="9.763cm" svg:y2="4.81cm">
          <text:p/>
        </draw:line>
        <draw:line draw:style-name="gr10" draw:text-style-name="P1" draw:layer="layout" svg:x1="4.81cm" svg:y1="4.81cm" svg:x2="9.763cm" svg:y2="5.191cm">
          <text:p/>
        </draw:line>
        <draw:line draw:style-name="gr10" draw:text-style-name="P1" draw:layer="layout" svg:x1="7.477cm" svg:y1="5.191cm" svg:x2="9.763cm" svg:y2="5.572cm">
          <text:p/>
        </draw:line>
        <draw:line draw:style-name="gr10" draw:text-style-name="P1" draw:layer="layout" svg:x1="18.272cm" svg:y1="4.429cm" svg:x2="9.763cm" svg:y2="4.937cm">
          <text:p/>
        </draw:line>
        <draw:line draw:style-name="gr10" draw:text-style-name="P1" draw:layer="layout" svg:x1="14.97cm" svg:y1="4.937cm" svg:x2="9.763cm" svg:y2="5.191cm">
          <text:p/>
        </draw:line>
        <draw:line draw:style-name="gr10" draw:text-style-name="P1" draw:layer="layout" svg:x1="12.176cm" svg:y1="5.318cm" svg:x2="9.764cm" svg:y2="5.636cm">
          <text:p/>
        </draw:line>
        <draw:frame draw:style-name="gr13" draw:text-style-name="P6" draw:layer="layout" svg:width="2.377cm" svg:height="0.683cm" svg:x="5.064cm" svg:y="4.175cm">
          <draw:text-box>
            <text:p><text:span text:style-name="T5">Send Time</text:span></text:p>
          </draw:text-box>
        </draw:frame>
        <draw:frame draw:style-name="gr13" draw:text-style-name="P6" draw:layer="layout" svg:width="2.377cm" svg:height="0.683cm" svg:x="11.958cm" svg:y="4.302cm">
          <draw:text-box>
            <text:p><text:span text:style-name="T5">Send Time</text:span></text:p>
          </draw:text-box>
        </draw:frame>
        <draw:frame draw:style-name="gr14" draw:text-style-name="P8" draw:layer="layout" svg:width="3.757cm" svg:height="0.684cm" svg:x="7.985cm" svg:y="5.65cm">
          <draw:text-box>
            <text:p><text:span text:style-name="T5">Compute Average</text:span></text:p>
          </draw:text-box>
        </draw:frame>
        <draw:line draw:style-name="gr10" draw:text-style-name="P1" draw:layer="layout" svg:x1="9.763cm" svg:y1="7.096cm" svg:x2="2.651cm" svg:y2="7.731cm">
          <text:p/>
        </draw:line>
        <draw:frame draw:style-name="gr11" draw:text-style-name="P6" draw:layer="layout" svg:width="3.457cm" svg:height="0.683cm" svg:x="4.556cm" svg:y="6.794cm">
          <draw:text-box>
            <text:p><text:span text:style-name="T5">Broadcast <text:s/>Time</text:span></text:p>
          </draw:text-box>
        </draw:frame>
        <draw:line draw:style-name="gr10" draw:text-style-name="P1" draw:layer="layout" svg:x1="9.763cm" svg:y1="7.223cm" svg:x2="4.81cm" svg:y2="8.112cm">
          <text:p/>
        </draw:line>
        <draw:line draw:style-name="gr10" draw:text-style-name="P1" draw:layer="layout" svg:x1="9.763cm" svg:y1="7.35cm" svg:x2="7.477cm" svg:y2="8.239cm">
          <text:p/>
        </draw:line>
        <draw:line draw:style-name="gr12" draw:text-style-name="P1" draw:layer="layout" svg:x1="9.763cm" svg:y1="7.477cm" svg:x2="18.399cm" svg:y2="8.239cm">
          <text:p text:style-name="P1"><text:span text:style-name="T5"><text:s text:c="42"/></text:span><text:span text:style-name="T5">Broadcast Time</text:span></text:p>
          <text:p text:style-name="P1"/>
        </draw:line>
        <draw:line draw:style-name="gr12" draw:text-style-name="P7" draw:layer="layout" svg:x1="9.763cm" svg:y1="7.604cm" svg:x2="14.843cm" svg:y2="8.62cm">
          <text:p text:style-name="P1"><text:span text:style-name="T5">Broadcast Time</text:span></text:p>
          <text:p text:style-name="P1"><text:span text:style-name="T5"/></text:p>
        </draw:line>
        <draw:line draw:style-name="gr10" draw:text-style-name="P1" draw:layer="layout" svg:x1="9.763cm" svg:y1="7.731cm" svg:x2="12.303cm" svg:y2="8.747cm">
          <text:p/>
        </draw:line>
        <draw:frame draw:style-name="gr15" draw:text-style-name="P8" draw:layer="layout" svg:width="3.81cm" svg:height="1.115cm" svg:x="7.985cm" svg:y="6.616cm">
          <draw:text-box>
            <text:p><text:span text:style-name="T5">Send Average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raf Ali Shaik</meta:initial-creator>
    <meta:creation-date>2015-04-09T16:01:22</meta:creation-date>
    <dc:date>2015-04-10T02:41:19</dc:date>
    <dc:creator>Ashraf Ali Shaik</dc:creator>
    <meta:editing-duration>PT9H58M20S</meta:editing-duration>
    <meta:editing-cycles>2</meta:editing-cycles>
    <meta:generator>OpenOffice/4.1.1$Unix OpenOffice.org_project/411m6$Build-9775</meta:generator>
    <meta:document-statistic meta:object-count="40"/>
  </office:meta>
</office:document-meta>
</file>